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8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Symbol2" fo:font-size="20pt" style:font-name-asian="Symbol2" style:font-size-asian="20pt" style:font-name-complex="Symbol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49cm" svg:height="1.561cm" svg:x="1.69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3.92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6.15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8.38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0.61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2.84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15.079cm" svg:y="5.036cm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1.189cm" svg:height="1.613cm" svg:x="2.283cm" svg:y="3.883cm">
          <draw:text-box>
            <text:p>0</text:p>
          </draw:text-box>
        </draw:frame>
        <draw:frame draw:style-name="gr4" draw:layer="layout" svg:width="1.19cm" svg:height="1.613cm" svg:x="4.514cm" svg:y="3.883cm">
          <draw:text-box>
            <text:p>1</text:p>
          </draw:text-box>
        </draw:frame>
        <draw:frame draw:style-name="gr4" draw:layer="layout" svg:width="1.19cm" svg:height="1.613cm" svg:x="6.744cm" svg:y="3.883cm">
          <draw:text-box>
            <text:p>2</text:p>
          </draw:text-box>
        </draw:frame>
        <draw:frame draw:style-name="gr5" draw:layer="layout" svg:width="1.188cm" svg:height="1.613cm" svg:x="8.975cm" svg:y="3.883cm">
          <draw:text-box>
            <text:p>3</text:p>
          </draw:text-box>
        </draw:frame>
        <draw:frame draw:style-name="gr5" draw:layer="layout" svg:width="1.188cm" svg:height="1.613cm" svg:x="11.205cm" svg:y="3.883cm">
          <draw:text-box>
            <text:p>4</text:p>
          </draw:text-box>
        </draw:frame>
        <draw:frame draw:style-name="gr3" draw:layer="layout" svg:width="1.189cm" svg:height="1.613cm" svg:x="13.434cm" svg:y="3.883cm">
          <draw:text-box>
            <text:p>5</text:p>
          </draw:text-box>
        </draw:frame>
        <draw:frame draw:style-name="gr3" draw:layer="layout" svg:width="1.189cm" svg:height="1.613cm" svg:x="15.664cm" svg:y="3.883cm">
          <draw:text-box>
            <text:p>6</text:p>
          </draw:text-box>
        </draw:frame>
        <draw:custom-shape draw:style-name="gr1" draw:text-style-name="P1" draw:layer="layout" svg:width="2.249cm" svg:height="1.561cm" svg:x="17.309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19.538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21.769cm" svg:y="5.037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1.187cm" svg:height="1.614cm" svg:x="17.893cm" svg:y="3.884cm">
          <draw:text-box>
            <text:p>7</text:p>
          </draw:text-box>
        </draw:frame>
        <draw:frame draw:style-name="gr7" draw:layer="layout" svg:width="1.188cm" svg:height="1.614cm" svg:x="20.125cm" svg:y="3.884cm">
          <draw:text-box>
            <text:p>8</text:p>
          </draw:text-box>
        </draw:frame>
        <draw:frame draw:style-name="gr7" draw:layer="layout" svg:width="1.188cm" svg:height="1.614cm" svg:x="22.355cm" svg:y="3.884cm">
          <draw:text-box>
            <text:p>9</text:p>
          </draw:text-box>
        </draw:frame>
        <draw:frame draw:style-name="gr8" draw:text-style-name="P2" draw:layer="layout" svg:width="1.955cm" svg:height="0.971cm" svg:x="10.839cm" svg:y="5.3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1.973cm" svg:height="0.971cm" svg:x="13.04cm" svg:y="5.39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1.964cm" svg:height="0.971cm" svg:x="15.241cm" svg:y="5.3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1.973cm" svg:height="0.971cm" svg:x="17.542cm" svg:y="5.3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1.961cm" svg:height="0.971cm" svg:x="19.743cm" svg:y="5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1.955cm" svg:height="0.971cm" svg:x="21.944cm" svg:y="5.4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" draw:layer="layout" svg:width="1.973cm" svg:height="0.971cm" svg:x="8.54cm" svg:y="5.3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" draw:layer="layout" svg:width="1.964cm" svg:height="0.971cm" svg:x="6.341cm" svg:y="5.39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1.961cm" svg:height="0.971cm" svg:x="4.142cm" svg:y="5.3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3" draw:layer="layout" svg:width="2.534cm" svg:height="1.613cm" svg:x="8.275cm" svg:y="1.084cm">
          <draw:text-box>
            <text:p><text:span text:style-name="T1">L = 9</text:span></text:p>
          </draw:text-box>
        </draw:frame>
        <draw:frame draw:style-name="gr5" draw:text-style-name="P3" draw:layer="layout" svg:width="2.314cm" svg:height="1.613cm" svg:x="13.256cm" svg:y="1.118cm">
          <draw:text-box>
            <text:p><text:span text:style-name="T1">I = 3</text:span></text:p>
          </draw:text-box>
        </draw:frame>
        <draw:frame draw:style-name="gr5" draw:text-style-name="P3" draw:layer="layout" svg:width="2.521cm" svg:height="1.613cm" svg:x="13.056cm" svg:y="2.219cm">
          <draw:text-box>
            <text:p><text:span text:style-name="T1">J = 5</text:span></text:p>
          </draw:text-box>
        </draw:frame>
        <draw:frame draw:style-name="gr8" draw:text-style-name="P2" draw:layer="layout" svg:width="1.995cm" svg:height="0.836cm" svg:x="8.825cm" svg:y="7.6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4" draw:layer="layout" svg:width="0.891cm" svg:height="1.174cm" svg:x="9.078cm" svg:y="6.644cm">
          <draw:text-box>
            <text:p><text:span text:style-name="T2">´</text:span></text:p>
          </draw:text-box>
        </draw:frame>
        <draw:frame draw:style-name="gr8" draw:text-style-name="P2" draw:layer="layout" svg:width="1.995cm" svg:height="0.836cm" svg:x="11.182cm" svg:y="7.63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4" draw:layer="layout" svg:width="0.891cm" svg:height="1.174cm" svg:x="11.379cm" svg:y="6.644cm">
          <draw:text-box>
            <text:p><text:span text:style-name="T2">´</text:span></text:p>
          </draw:text-box>
        </draw:frame>
        <draw:frame draw:style-name="gr8" draw:text-style-name="P2" draw:layer="layout" svg:width="1.995cm" svg:height="0.836cm" svg:x="13.391cm" svg:y="7.63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4" draw:layer="layout" svg:width="0.891cm" svg:height="1.174cm" svg:x="13.58cm" svg:y="6.644cm">
          <draw:text-box>
            <text:p><text:span text:style-name="T2">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1.5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9-03T00:03:50.425116168</dc:date>
    <dc:creator>elucterio </dc:creator>
    <meta:editing-duration>PT3H29M7S</meta:editing-duration>
    <meta:editing-cycles>8</meta:editing-cycles>
    <meta:generator>LibreOffice/4.2.8.2$Linux_X86_64 LibreOffice_project/420m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row>
      <msub>
        <mi>V</mi>
        <mn>4</mn>
      </msub>
      <mo stretchy="false">×</mo>
      <msup>
        <mi>B</mi>
        <mn>5</mn>
      </msup>
    </mrow>
    <annotation encoding="StarMath 5.0">{V_{4}} times {B^5}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sup>
            <mi>B</mi>
            <mn>4</mn>
          </msup>
        </mrow>
        <mo fence="true" stretchy="false">)</mo>
      </mrow>
      <mrow>
        <mi>P</mi>
        <mo stretchy="false">−</mo>
        <mn>2</mn>
      </mrow>
    </msup>
    <annotation encoding="StarMath 5.0">(B^4)^{ P - 2 }</annotation>
  </semantics>
</math>
</file>

<file path=Object 11/content.xml><?xml version="1.0" encoding="utf-8"?>
<math xmlns="http://www.w3.org/1998/Math/MathML" display="block">
  <semantics>
    <msup>
      <mrow>
        <mo fence="true" stretchy="false">(</mo>
        <mrow>
          <msup>
            <mi>B</mi>
            <mn>4</mn>
          </msup>
        </mrow>
        <mo fence="true" stretchy="false">)</mo>
      </mrow>
      <mrow>
        <mi>P</mi>
        <mo stretchy="false">−</mo>
        <mn>2</mn>
      </mrow>
    </msup>
    <annotation encoding="StarMath 5.0">(B^4)^{ P - 2 }</annotation>
  </semantics>
</math>
</file>

<file path=Object 12/content.xml><?xml version="1.0" encoding="utf-8"?>
<math xmlns="http://www.w3.org/1998/Math/MathML" display="block">
  <semantics>
    <msup>
      <mrow>
        <mo fence="true" stretchy="false">(</mo>
        <mrow>
          <msup>
            <mi>B</mi>
            <mn>4</mn>
          </msup>
        </mrow>
        <mo fence="true" stretchy="false">)</mo>
      </mrow>
      <mrow>
        <mi>P</mi>
        <mo stretchy="false">−</mo>
        <mn>2</mn>
      </mrow>
    </msup>
    <annotation encoding="StarMath 5.0">(B^4)^{ P - 2 }</annotation>
  </semantics>
</math>
</file>

<file path=Object 2/content.xml><?xml version="1.0" encoding="utf-8"?>
<math xmlns="http://www.w3.org/1998/Math/MathML" display="block">
  <semantics>
    <mrow>
      <msub>
        <mi>V</mi>
        <mn>5</mn>
      </msub>
      <mo stretchy="false">×</mo>
      <msup>
        <mi>B</mi>
        <mn>4</mn>
      </msup>
    </mrow>
    <annotation encoding="StarMath 5.0">{V_{5}} times {B^4}</annotation>
  </semantics>
</math>
</file>

<file path=Object 3/content.xml><?xml version="1.0" encoding="utf-8"?>
<math xmlns="http://www.w3.org/1998/Math/MathML" display="block">
  <semantics>
    <mrow>
      <msub>
        <mi>V</mi>
        <mn>6</mn>
      </msub>
      <mo stretchy="false">×</mo>
      <msup>
        <mi>B</mi>
        <mn>3</mn>
      </msup>
    </mrow>
    <annotation encoding="StarMath 5.0">{V_{6}} times {B^3}</annotation>
  </semantics>
</math>
</file>

<file path=Object 4/content.xml><?xml version="1.0" encoding="utf-8"?>
<math xmlns="http://www.w3.org/1998/Math/MathML" display="block">
  <semantics>
    <mrow>
      <msub>
        <mi>V</mi>
        <mn>7</mn>
      </msub>
      <mo stretchy="false">×</mo>
      <msup>
        <mi>B</mi>
        <mn>2</mn>
      </msup>
    </mrow>
    <annotation encoding="StarMath 5.0">{V_{7}} times {B^2}</annotation>
  </semantics>
</math>
</file>

<file path=Object 5/content.xml><?xml version="1.0" encoding="utf-8"?>
<math xmlns="http://www.w3.org/1998/Math/MathML" display="block">
  <semantics>
    <mrow>
      <msub>
        <mi>V</mi>
        <mn>8</mn>
      </msub>
      <mo stretchy="false">×</mo>
      <msup>
        <mi>B</mi>
        <mn>1</mn>
      </msup>
    </mrow>
    <annotation encoding="StarMath 5.0">{V_{8}} times {B^1}</annotation>
  </semantics>
</math>
</file>

<file path=Object 6/content.xml><?xml version="1.0" encoding="utf-8"?>
<math xmlns="http://www.w3.org/1998/Math/MathML" display="block">
  <semantics>
    <mrow>
      <msub>
        <mi>V</mi>
        <mn>9</mn>
      </msub>
      <mo stretchy="false">×</mo>
      <msup>
        <mi>B</mi>
        <mn>0</mn>
      </msup>
    </mrow>
    <annotation encoding="StarMath 5.0">{V_{9}} times {B^0}</annotation>
  </semantics>
</math>
</file>

<file path=Object 7/content.xml><?xml version="1.0" encoding="utf-8"?>
<math xmlns="http://www.w3.org/1998/Math/MathML" display="block">
  <semantics>
    <mrow>
      <msub>
        <mi>V</mi>
        <mn>3</mn>
      </msub>
      <mo stretchy="false">×</mo>
      <msup>
        <mi>B</mi>
        <mn>6</mn>
      </msup>
    </mrow>
    <annotation encoding="StarMath 5.0">{V_{3
}} times {B^6}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o stretchy="false">×</mo>
      <msup>
        <mi>B</mi>
        <mn>7</mn>
      </msup>
    </mrow>
    <annotation encoding="StarMath 5.0">{V_{2}} times {B^7}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o stretchy="false">×</mo>
      <msup>
        <mi>B</mi>
        <mn>8</mn>
      </msup>
    </mrow>
    <annotation encoding="StarMath 5.0">{V_{1}} times {B^8}</annotation>
  </semantics>
</math>
</file>